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officeooo:rsid="000cd905" officeooo:paragraph-rsid="000cd905" style:font-size-asian="12pt" style:font-size-complex="12pt"/>
    </style:style>
    <style:style style:name="P2" style:family="paragraph" style:parent-style-name="Standard">
      <style:paragraph-properties fo:text-align="justify" style:justify-single-word="false"/>
      <style:text-properties style:font-name="Times New Roman" fo:font-size="12pt" officeooo:rsid="000cd905" officeooo:paragraph-rsid="001016d1" style:font-size-asian="12pt" style:font-size-complex="12pt"/>
    </style:style>
    <style:style style:name="P3" style:family="paragraph" style:parent-style-name="Standard">
      <style:paragraph-properties fo:text-align="justify" style:justify-single-word="false"/>
      <style:text-properties style:font-name="Times New Roman" fo:font-size="12pt" officeooo:rsid="001016d1" officeooo:paragraph-rsid="001016d1" style:font-size-asian="12pt" style:font-size-complex="12pt"/>
    </style:style>
    <style:style style:name="P4" style:family="paragraph" style:parent-style-name="Standard">
      <style:paragraph-properties fo:text-align="justify" style:justify-single-word="false"/>
      <style:text-properties style:font-name="Times New Roman" fo:font-size="12pt" officeooo:rsid="001016d1" officeooo:paragraph-rsid="00108c05" style:font-size-asian="12pt" style:font-size-complex="12pt"/>
    </style:style>
    <style:style style:name="P5" style:family="paragraph" style:parent-style-name="Standard">
      <style:paragraph-properties fo:text-align="justify" style:justify-single-word="false"/>
      <style:text-properties style:font-name="Times New Roman" fo:font-size="12pt" officeooo:paragraph-rsid="001245a3" style:font-size-asian="12pt" style:font-size-complex="12pt"/>
    </style:style>
    <style:style style:name="P6" style:family="paragraph" style:parent-style-name="Standard">
      <style:paragraph-properties fo:text-align="justify" style:justify-single-word="false"/>
      <style:text-properties style:font-name="Times New Roman" fo:font-size="12pt" officeooo:rsid="001019d3" officeooo:paragraph-rsid="001019d3" style:font-size-asian="12pt" style:font-size-complex="12pt"/>
    </style:style>
    <style:style style:name="P7" style:family="paragraph" style:parent-style-name="Standard">
      <style:paragraph-properties fo:text-align="justify" style:justify-single-word="false"/>
      <style:text-properties style:font-name="Times New Roman" fo:font-size="12pt" officeooo:rsid="001019d3" officeooo:paragraph-rsid="00108c05" style:font-size-asian="12pt" style:font-size-complex="12pt"/>
    </style:style>
    <style:style style:name="P8" style:family="paragraph" style:parent-style-name="Standard">
      <style:paragraph-properties fo:text-align="justify" style:justify-single-word="false"/>
      <style:text-properties style:font-name="Times New Roman" fo:font-size="12pt" officeooo:rsid="00108c05" officeooo:paragraph-rsid="00108c05" style:font-size-asian="12pt" style:font-size-complex="12pt"/>
    </style:style>
    <style:style style:name="P9" style:family="paragraph" style:parent-style-name="Standard">
      <style:paragraph-properties fo:text-align="justify" style:justify-single-word="false"/>
      <style:text-properties style:font-name="Times New Roman" fo:font-size="12pt" officeooo:rsid="00108c05" officeooo:paragraph-rsid="0014c117" style:font-size-asian="12pt" style:font-size-complex="12pt"/>
    </style:style>
    <style:style style:name="P10" style:family="paragraph" style:parent-style-name="Standard">
      <style:paragraph-properties fo:text-align="justify" style:justify-single-word="false"/>
      <style:text-properties style:font-name="Times New Roman" fo:font-size="12pt" officeooo:rsid="000e12d3" officeooo:paragraph-rsid="0014ad77" style:font-size-asian="12pt" style:font-size-complex="12pt"/>
    </style:style>
    <style:style style:name="P11" style:family="paragraph" style:parent-style-name="Standard">
      <style:paragraph-properties fo:text-align="justify" style:justify-single-word="false"/>
      <style:text-properties style:font-name="Times New Roman" fo:font-size="12pt" officeooo:rsid="000f55cf" officeooo:paragraph-rsid="0014ad77" style:font-size-asian="12pt" style:font-size-complex="12pt"/>
    </style:style>
    <style:style style:name="P12" style:family="paragraph" style:parent-style-name="Standard">
      <style:paragraph-properties fo:text-align="justify" style:justify-single-word="false"/>
      <style:text-properties style:font-name="Times New Roman" fo:font-size="12pt" officeooo:rsid="000f55cf" officeooo:paragraph-rsid="0014c117" style:font-size-asian="12pt" style:font-size-complex="12pt"/>
    </style:style>
    <style:style style:name="P13" style:family="paragraph" style:parent-style-name="Standard">
      <style:paragraph-properties fo:text-align="justify" style:justify-single-word="false"/>
      <style:text-properties style:font-name="Times New Roman" fo:font-size="12pt" officeooo:rsid="0014ad77" officeooo:paragraph-rsid="0014c117" style:font-size-asian="12pt" style:font-size-complex="12pt"/>
    </style:style>
    <style:style style:name="P14" style:family="paragraph" style:parent-style-name="Standard">
      <style:paragraph-properties fo:text-align="justify" style:justify-single-word="false"/>
      <style:text-properties style:font-name="Times New Roman" fo:font-size="12pt" officeooo:rsid="0018527a" officeooo:paragraph-rsid="0018527a" style:font-size-asian="12pt" style:font-size-complex="12pt"/>
    </style:style>
    <style:style style:name="P15" style:family="paragraph" style:parent-style-name="Standard">
      <style:paragraph-properties fo:text-align="justify" style:justify-single-word="false"/>
      <style:text-properties style:font-name="Times New Roman" fo:font-size="12pt" officeooo:rsid="0018a5c0" officeooo:paragraph-rsid="0018a5c0" style:font-size-asian="12pt" style:font-size-complex="12pt"/>
    </style:style>
    <style:style style:name="P16" style:family="paragraph" style:parent-style-name="Standard">
      <style:paragraph-properties fo:text-align="justify" style:justify-single-word="false"/>
      <style:text-properties style:font-name="Times New Roman" fo:font-size="12pt" officeooo:rsid="001d8528" officeooo:paragraph-rsid="001d8528" style:font-size-asian="12pt" style:font-size-complex="12pt"/>
    </style:style>
    <style:style style:name="P17" style:family="paragraph" style:parent-style-name="Standard">
      <style:paragraph-properties fo:text-align="justify" style:justify-single-word="false"/>
      <style:text-properties style:font-name="Times New Roman" fo:font-size="12pt" officeooo:rsid="00212f64" officeooo:paragraph-rsid="00212f64" style:font-size-asian="12pt" style:font-size-complex="12pt"/>
    </style:style>
    <style:style style:name="P18"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rsid="000cd905" officeooo:paragraph-rsid="001016d1" style:font-size-asian="12pt" style:font-weight-asian="bold" style:font-size-complex="12pt" style:font-weight-complex="bold"/>
    </style:style>
    <style:style style:name="P19"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rsid="0014ad77" officeooo:paragraph-rsid="0014ad77"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font-name="Times New Roman" fo:font-size="12pt" style:text-underline-style="none" fo:font-weight="normal" officeooo:rsid="0014c117" officeooo:paragraph-rsid="0014c117"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style:text-underline-style="none" fo:font-weight="normal" officeooo:rsid="00158f47" officeooo:paragraph-rsid="00158f47"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 fo:font-size="12pt" style:text-underline-style="none" fo:font-weight="normal" officeooo:rsid="00212f64" officeooo:paragraph-rsid="00212f64"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style:text-underline-style="none" fo:font-weight="normal" officeooo:rsid="0018527a" officeooo:paragraph-rsid="0018527a"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style:text-underline-style="none" fo:font-weight="normal" officeooo:rsid="0022aff2" officeooo:paragraph-rsid="0022aff2"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color="#ff3333" style:font-name="Times New Roman" fo:font-size="12pt" fo:font-weight="bold" officeooo:rsid="0018a5c0" officeooo:paragraph-rsid="00108c05"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ff3333" style:font-name="Times New Roman" fo:font-size="12pt" fo:font-weight="bold" officeooo:rsid="0022ab18" officeooo:paragraph-rsid="0022ab18" style:font-size-asian="12pt" style:font-weight-asian="bold" style:font-size-complex="12pt" style:font-weight-complex="bold"/>
    </style:style>
    <style:style style:name="P27" style:family="paragraph" style:parent-style-name="Standard">
      <style:paragraph-properties fo:text-align="justify" style:justify-single-word="false"/>
      <style:text-properties officeooo:paragraph-rsid="0018527a"/>
    </style:style>
    <style:style style:name="T1" style:family="text">
      <style:text-properties officeooo:rsid="000cd905"/>
    </style:style>
    <style:style style:name="T2" style:family="text">
      <style:text-properties fo:font-variant="normal" fo:text-transform="none" fo:color="#3a3a3a" fo:letter-spacing="normal" fo:font-style="normal" fo:font-weight="normal" officeooo:rsid="000f55cf" style:font-weight-asian="normal" style:font-weight-complex="normal"/>
    </style:style>
    <style:style style:name="T3" style:family="text">
      <style:text-properties fo:font-variant="normal" fo:text-transform="none" fo:color="#404040" fo:letter-spacing="normal" fo:font-style="normal" fo:font-weight="normal"/>
    </style:style>
    <style:style style:name="T4" style:family="text">
      <style:text-properties fo:font-weight="normal" style:font-weight-asian="normal" style:font-weight-complex="normal"/>
    </style:style>
    <style:style style:name="T5" style:family="text">
      <style:text-properties officeooo:rsid="000e12d3"/>
    </style:style>
    <style:style style:name="T6" style:family="text">
      <style:text-properties officeooo:rsid="001019d3"/>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0cd905" style:font-weight-asian="bold" style:font-weight-complex="bold"/>
    </style:style>
    <style:style style:name="T9" style:family="text">
      <style:text-properties officeooo:rsid="00108c05"/>
    </style:style>
    <style:style style:name="T10" style:family="text">
      <style:text-properties officeooo:rsid="001245a3"/>
    </style:style>
    <style:style style:name="T11" style:family="text">
      <style:text-properties officeooo:rsid="0014ad77"/>
    </style:style>
    <style:style style:name="T12" style:family="text">
      <style:text-properties officeooo:rsid="0014c117"/>
    </style:style>
    <style:style style:name="T13" style:family="text">
      <style:text-properties officeooo:rsid="00158f47"/>
    </style:style>
    <style:style style:name="T14" style:family="text">
      <style:text-properties officeooo:rsid="0018527a"/>
    </style:style>
    <style:style style:name="T15" style:family="text">
      <style:text-properties officeooo:rsid="001adc45"/>
    </style:style>
    <style:style style:name="T16" style:family="text">
      <style:text-properties officeooo:rsid="00212f64"/>
    </style:style>
    <style:style style:name="T17" style:family="text">
      <style:text-properties officeooo:rsid="0022ab18"/>
    </style:style>
    <style:style style:name="T18" style:family="text">
      <style:text-properties officeooo:rsid="002304ed"/>
    </style:style>
    <style:style style:name="T19" style:family="text">
      <style:text-properties style:font-name="Times New Roman" fo:font-size="12pt" officeooo:rsid="0018527a" style:font-size-asian="12pt" style:font-size-complex="12pt"/>
    </style:style>
    <style:style style:name="T20" style:family="text">
      <style:text-properties style:font-name="Times New Roman" fo:font-size="12pt" officeooo:rsid="0018a5c0"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Nom :</text:span> <text:span text:style-name="T5">Turen</text:span></text:p>
      <text:p text:style-name="P2"><text:span text:style-name="T7">Age :</text:span> <text:span text:style-name="T11">26 ans</text:span></text:p>
      <text:p text:style-name="P2"><text:span text:style-name="T7">Alignement :</text:span> N-B</text:p>
      <text:p text:style-name="P2"><text:span text:style-name="T7">Déité :</text:span> Gond <text:span text:style-name="T4">« </text:span><text:span text:style-name="T2">Lord of All Smiths »</text:span></text:p>
      <text:p text:style-name="P2"><text:span text:style-name="T7">Lieu de vie :</text:span> <text:s/>Region de Lantan ; Illul</text:p>
      <text:p text:style-name="P5"><text:span text:style-name="T8">Famille :</text:span><text:span text:style-name="T1"> Deux parents horlogers, Arn et Lissa, gagnant leur vie maigrement à Illul, une petite sœur gnome (adoptée),</text:span><text:span text:style-name="T3">Cirilli, </text:span><text:span text:style-name="T6">à laquelle il est très attaché habitant sur l'île d'Orlil pour étudier la magie des illusions.</text:span></text:p>
      <text:p text:style-name="P2"/>
      <text:p text:style-name="P18">Physique : </text:p>
      <text:p text:style-name="P10"><text:span text:style-name="T11">Jeune homme </text:span>aux yeux bleus électriques. Il a des cheveux <text:span text:style-name="T11">bruns</text:span> en bataille et plein de nœuds, comme-ci s'en occuper était pour lui une perte de temps. <text:span text:style-name="T11">Il est petit pour un humain (1m60), ce qui lui a causé de nombreuses moqueries pendant son enfance.</text:span></text:p>
      <text:p text:style-name="P10">Sur son avant-bras et sa main droite une cicatrice de brûlure causée par un accident de travail lors de manipulation de produits alchimique. <text:span text:style-name="T12">Au niveau de ses hanches, des vergetures, comme s'il avait (malgré sa petite taille) grandit trop vite.</text:span></text:p>
      <text:p text:style-name="P10"/>
      <text:p text:style-name="P3">Il porte une tenue de travail : pantalon large et un blouson de cuir, plus pratiques qu’élégant. Ainsi qu'une ceinture munies de plusieurs poches et sacoches où il stocke son matériel. </text:p>
      <text:p text:style-name="P8">Sur sa tête se trouve un chapeau en feutre, et devant son œil, se trouve en général un monocle d'horlogerie.</text:p>
      <text:p text:style-name="P4">(<text:a xlink:type="simple" xlink:href="https://img0.etsystatic.com/il_430xN.119236897.jpg" text:style-name="Internet_20_link">https://img0.etsystatic.com/il_430xN.119236897.jpg</text:a>)</text:p>
      <text:p text:style-name="P4"/>
      <text:p text:style-name="P19">Mental/Social :</text:p>
      <text:p text:style-name="P20">Turen est (trop) curieux et terre à terre. <text:span text:style-name="T14">A cause du </text:span>comportement des autres enfants durant sa jeunesse, il est quelqu'un de plutôt renfermé et timide. Il lui arrive souvent de se retrouver dans des situations dangereuse ou désagréable à cause de sa trop grande curiosité (<text:span text:style-name="T13">p</text:span>ar exemple nez à nez avec son maître alors qu'il est en train de fouiller dans les produits interdits, à la recherche de potions qui lui permettrait de gagner sa prochaine bagarre).</text:p>
      <text:p text:style-name="P21">Il a subit de nombreuses railleries à cause de sa taille lorsqu'il était jeune, et est donc plutôt sensible lorsqu'on aborde le sujet.</text:p>
      <text:p text:style-name="P23">Il a de la peine à supporter les personnes de haut rangs ou ayant des titres de noblesses, et qui se croient supérieur juste par leur héritage.</text:p>
      <text:p text:style-name="P24">Suite à l'accident de la machine volante, il a peur du feu.</text:p>
      <text:p text:style-name="P22">Il est effrayé par la puissance des mutagènes, et il a peur qu'un jour les événements de Eauprofonde se reproduise.</text:p>
      <text:p text:style-name="P1"/>
      <text:p text:style-name="P18">Histoire : </text:p>
      <text:p text:style-name="P12">Turen passe les <text:span text:style-name="T11">16</text:span> premières années de sa vie à travailler dans l'atelier d'horlogerie et de jouets de ses parents, <text:span text:style-name="T12">qui ne leur permet que de gagner maigrement leur vie : La concurrence est trop rude avec les multiples échoppes de gnomes, bien meilleurs pour se genre de travail.</text:span></text:p>
      <text:p text:style-name="P13">Sa petite taille lui causa des problèmes lors de son enfance, et il se retrouvait au cœur de nombreuses bagarres, desquels il sortait généralement perdant. </text:p>
      <text:p text:style-name="P11"/>
      <text:p text:style-name="P12">Lorsqu'il atteint l'âge de quitter la demeure familiale il rejoint durant <text:span text:style-name="T11">quelques années</text:span> ans le Haut-Atelier afin d'apprendre les bases de l’ingénierie. <text:span text:style-name="T11">Il finit par grandir en ayant plus d’affections pour les gnomes avec qui il étudiait qu'avec les humains.</text:span></text:p>
      <text:p text:style-name="P2"/>
      <text:p text:style-name="P4">Lorsque sa sœur atteint la maturité, elle décide de quitter leur ville natale pour aller étudier la magie à Orlil. Les frais d’hébergement et d'écolage sont <text:span text:style-name="T6">trop élevé pour ses parents. Turen décide donc de quitter l'église et de rejoindre l'armée en tant que contre-maître, afin de financer en partie les études de sa sœur. </text:span></text:p>
      <text:p text:style-name="P7"><text:soft-page-break/>Durant les premières années de son service, il passe son temps à s'occuper du matériel : réparer les machines volantes, les armes de sièges ; recenser les stocks de matériels ; préparer le matériel pour des exercices, etc. <text:span text:style-name="T11">E</text:span>n bref, il s'occupe comme il peut en bricolant, mais il s'ennuie et a du mal à ne pas traiter chaque jours les officiers d’imbéciles.</text:p>
      <text:p text:style-name="P3"/>
      <text:p text:style-name="P6">Un jour l'alchimiste de guerre, un vieil humain un peu fou <text:span text:style-name="T9">du nom de Morgal</text:span>, lui propose de devenir son assistant. L'alchimiste passe ses journée, à fournir des élixirs et des bombes en tout genre aux militaires, <text:span text:style-name="T12">à guérir les blessures des soldats ou</text:span> à étudier <text:span text:style-name="T9">des grimoires anciens. </text:span></text:p>
      <text:p text:style-name="P9">En plus de cela l'alchimiste utilise des drogues pour essayé de maintenir son esprit vif, mais cela provoque également de longue période de sommeil/comma durant lesquels Turen doit s'occuper, tant bien que mal, du laboratoire, et comprend que si Morgal l'a pris comme « apprenti », il est plutôt son larbin. </text:p>
      <text:p text:style-name="P9">Mais au fil du temps, à force de se débrouiller seul il commence à apprendre quelques notions d'alchimies, <text:span text:style-name="T12">dont certaines qui l’intéressent grandement, car elle semble permettre de modifier la taille et les capacités physiques. Il se met à étudier plus en détails ces parchemins et grimoires et fouille dans les réserves de l'alchimiste de guerre.</text:span></text:p>
      <text:p text:style-name="P9"/>
      <text:p text:style-name="P8">Tout cela se passe plutôt bien jusqu'au jour où <text:span text:style-name="T11">en travaillent sur</text:span> les engins volants, il provoque un accident qui va lui laisser une cicatrice de brûlure le long du bras et de la main et mettre le feu à l'atelier. </text:p>
      <text:p text:style-name="P8">Lors de l’interrogation pour comprendre les événements, Morgal nie tout de son addiction, et met la faute sur le jeune gnome, qui se retrouve exclu de l'armée. Sans travail, il décide de laisser ce qui reste de sa solde à ses parents et de quitter l'île de Lantan, dans l'espoir d'un endroit où ses dons d'ingénieur et d'alchimiste pourrai<text:span text:style-name="T10">ent</text:span> lui permettre de gagner sa vie.</text:p>
      <text:p text:style-name="P25"/>
      <text:p text:style-name="P26">(Pour Nat uniquement)</text:p>
      <text:p text:style-name="P27"><text:span text:style-name="T19">Après un voyage en bateau de plusieurs jours, Turen se retrouve à </text:span><text:span text:style-name="T20">Eauprofonde (Waterdeep?) où il s'engage dans la Garde (City Guard) pour laquelle il travaille comme contremaître et alchimiste. Il est pris en main par un sergent du nom de Gaven qui lui apprend les bases du combat armé et avec qui il se lie d'amitié.</text:span></text:p>
      <text:p text:style-name="P14"/>
      <text:p text:style-name="P15">Alors qu'il s'entraîn<text:span text:style-name="T18">e</text:span> à la masse d'arme, <text:span text:style-name="T15">un lieutenant de la cavalerie (Griffon Cavalry), Markar, se moque de lui, le traite de gringalet et l'humilie. Ne pouvant pas supporter que l'histoire se répète alors qu'il vient de commencer une nouvelle vie à Eauprofonde, Turen provoque le lieutenant en duel.</text:span></text:p>
      <text:p text:style-name="P16">Il <text:span text:style-name="T18">passe alors</text:span> la semaine précédent le duel à étudier les livres qu'il a « emprunté » dans la réserve de Morgen, il finit par concoct<text:span text:style-name="T16">er</text:span> un mutagène dont il n'<text:span text:style-name="T16">est</text:span> pas vraiment sûr d'appréhender toute la puissance…</text:p>
      <text:p text:style-name="P16"/>
      <text:p text:style-name="P17">Juste avant le combat, il avale la mixture, et le mutagène fait plus qu'effet : des griffes et des crocs lui poussent, <text:span text:style-name="T17">son corps se distend et grandit</text:span>, et sa peau se recouvre d'écailles. Les gens hurlent alors qu'il attaque le cavalier. Et tout le reste est flou… </text:p>
      <text:p text:style-name="P17">Tout ce dont il se souvient c'est s'être réveillé dans la cave de Gaven, qui lui explique que le « combat » était plutôt unilatéral, et que Markar semble avoir perdu l'usage de sa main droite suite aux blessures causée durant le combat. Turen est traumatisé par ce qu'il a causé, et n'a d'autre choix que de quitter la ville par honte, et par peur de subir la vengeance des Cavaliers du Griffon. Il rejoint une caravane marchande se dirigeant vers le Cormy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4:13:29.229000000</meta:creation-date>
    <dc:date>2016-02-01T16:50:08.294000000</dc:date>
    <meta:editing-duration>PT12H16M29S</meta:editing-duration>
    <meta:editing-cycles>11</meta:editing-cycles>
    <meta:generator>LibreOffice/4.2.8.2$Linux_X86_64 LibreOffice_project/420m0$Build-2</meta:generator>
    <meta:print-date>2016-01-30T13:31:32.255000000</meta:print-date>
    <meta:document-statistic meta:table-count="0" meta:image-count="0" meta:object-count="0" meta:page-count="2" meta:paragraph-count="35" meta:word-count="1138" meta:character-count="6595" meta:non-whitespace-character-count="5482"/>
  </office:meta>
</office:document-meta>
</file>